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number text:level="1" style:num-suffix="." style:num-list-format-name="NLF2" style:num-format="1">
        <style:list-level-properties text:space-before="0.6854in" text:min-label-width="0.25in" text:list-level-position-and-space-mode="label-alignment">
          <style:list-level-label-alignment text:label-followed-by="listtab" fo:margin-left="0.9354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9354in" text:min-label-width="0.25in" text:list-level-position-and-space-mode="label-alignment">
          <style:list-level-label-alignment text:label-followed-by="listtab" fo:margin-left="1.1854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1854in" text:min-label-width="0.25in" text:list-level-position-and-space-mode="label-alignment">
          <style:list-level-label-alignment text:label-followed-by="listtab" fo:margin-left="1.4354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4354in" text:min-label-width="0.25in" text:list-level-position-and-space-mode="label-alignment">
          <style:list-level-label-alignment text:label-followed-by="listtab" fo:margin-left="1.6854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6854in" text:min-label-width="0.25in" text:list-level-position-and-space-mode="label-alignment">
          <style:list-level-label-alignment text:label-followed-by="listtab" fo:margin-left="1.9354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9354in" text:min-label-width="0.25in" text:list-level-position-and-space-mode="label-alignment">
          <style:list-level-label-alignment text:label-followed-by="listtab" fo:margin-left="2.1854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2.1854in" text:min-label-width="0.25in" text:list-level-position-and-space-mode="label-alignment">
          <style:list-level-label-alignment text:label-followed-by="listtab" fo:margin-left="2.4354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.4354in" text:min-label-width="0.25in" text:list-level-position-and-space-mode="label-alignment">
          <style:list-level-label-alignment text:label-followed-by="listtab" fo:margin-left="2.685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6854in" text:min-label-width="0.25in" text:list-level-position-and-space-mode="label-alignment">
          <style:list-level-label-alignment text:label-followed-by="listtab" fo:margin-left="2.9354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T10" style:parent-style-name="Domyślnaczcionkaakapitu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size="16pt" style:font-size-asian="16pt"/>
    </style:style>
    <style:style style:name="P12" style:parent-style-name="Standard" style:family="paragraph">
      <style:paragraph-properties fo:text-align="center"/>
      <style:text-properties fo:font-size="14pt" style:font-size-asian="14pt"/>
    </style:style>
    <style:style style:name="P13" style:parent-style-name="Standard" style:family="paragraph">
      <style:paragraph-properties fo:text-align="center"/>
      <style:text-properties fo:font-size="14pt" style:font-size-asian="14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  <style:text-properties fo:font-size="22pt" style:font-size-asian="22pt"/>
    </style:style>
    <style:style style:name="P16" style:parent-style-name="Standard" style:family="paragraph">
      <style:paragraph-properties fo:text-align="center"/>
      <style:text-properties fo:font-size="22pt" style:font-size-asian="22pt"/>
    </style:style>
    <style:style style:name="P17" style:parent-style-name="Standard" style:family="paragraph">
      <style:paragraph-properties fo:text-align="center"/>
    </style:style>
    <style:style style:name="T18" style:parent-style-name="Domyślnaczcionkaakapitu" style:family="text">
      <style:text-properties fo:font-size="22pt" style:font-size-asian="22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20" style:parent-style-name="Textbody" style:family="paragraph">
      <style:paragraph-properties fo:text-align="justify" fo:text-indent="0.3937in"/>
    </style:style>
    <style:style style:name="P21" style:parent-style-name="Textbody" style:family="paragraph">
      <style:paragraph-properties fo:text-align="justify" fo:text-indent="0.3937in"/>
    </style:style>
    <style:style style:name="P22" style:parent-style-name="Textbody" style:family="paragraph">
      <style:paragraph-properties fo:text-align="justify" fo:text-indent="0.3937in"/>
    </style:style>
    <style:style style:name="P23" style:parent-style-name="Textbody" style:family="paragraph">
      <style:paragraph-properties fo:text-align="justify" fo:text-indent="0.3937in"/>
    </style:style>
    <style:style style:name="P24" style:parent-style-name="Textbody" style:family="paragraph">
      <style:paragraph-properties fo:text-align="justify"/>
    </style:style>
    <style:style style:name="T25" style:parent-style-name="Domyślnaczcionkaakapitu" style:family="text">
      <style:text-properties fo:font-weight="bold" style:font-weight-asian="bold" style:font-weight-complex="bold"/>
    </style:style>
    <style:style style:name="T26" style:parent-style-name="Domyślnaczcionkaakapitu" style:family="text">
      <style:text-properties fo:font-weight="bold" style:font-weight-asian="bold" style:font-weight-complex="bold"/>
    </style:style>
    <style:style style:name="P27" style:parent-style-name="Textbody" style:family="paragraph">
      <style:paragraph-properties fo:text-align="justify"/>
    </style:style>
    <style:style style:name="T28" style:parent-style-name="Domyślnaczcionkaakapitu" style:family="text">
      <style:text-properties fo:font-weight="bold" style:font-weight-asian="bold" style:font-weight-complex="bold"/>
    </style:style>
    <style:style style:name="T29" style:parent-style-name="Domyślnaczcionkaakapitu" style:family="text">
      <style:text-properties fo:font-weight="bold" style:font-weight-asian="bold" style:font-weight-complex="bold"/>
    </style:style>
    <style:style style:name="P30" style:parent-style-name="Textbody" style:family="paragraph">
      <style:paragraph-properties fo:text-align="justify"/>
    </style:style>
    <style:style style:name="T31" style:parent-style-name="Domyślnaczcionkaakapitu" style:family="text">
      <style:text-properties fo:font-weight="bold" style:font-weight-asian="bold" style:font-weight-complex="bold"/>
    </style:style>
    <style:style style:name="P32" style:parent-style-name="Textbody" style:family="paragraph">
      <style:paragraph-properties fo:text-align="justify"/>
    </style:style>
    <style:style style:name="T33" style:parent-style-name="Domyślnaczcionkaakapitu" style:family="text">
      <style:text-properties fo:font-weight="bold" style:font-weight-asian="bold" style:font-weight-complex="bold"/>
    </style:style>
    <style:style style:name="P34" style:parent-style-name="Textbody" style:family="paragraph">
      <style:paragraph-properties fo:text-align="justify"/>
    </style:style>
    <style:style style:name="T35" style:parent-style-name="Domyślnaczcionkaakapitu" style:family="text">
      <style:text-properties fo:font-weight="bold" style:font-weight-asian="bold" style:font-weight-complex="bold"/>
    </style:style>
    <style:style style:name="T36" style:parent-style-name="Domyślnaczcionkaakapitu" style:family="text">
      <style:text-properties fo:font-weight="bold" style:font-weight-asian="bold" style:font-weight-complex="bold"/>
    </style:style>
    <style:style style:name="T37" style:parent-style-name="Domyślnaczcionkaakapitu" style:family="text">
      <style:text-properties fo:font-weight="bold" style:font-weight-asian="bold" style:font-weight-complex="bold"/>
    </style:style>
    <style:style style:name="P38" style:parent-style-name="Textbody" style:family="paragraph">
      <style:paragraph-properties fo:text-align="justify"/>
    </style:style>
    <style:style style:name="T39" style:parent-style-name="Domyślnaczcionkaakapitu" style:family="text">
      <style:text-properties fo:font-weight="bold" style:font-weight-asian="bold" style:font-weight-complex="bold"/>
    </style:style>
    <style:style style:name="P40" style:parent-style-name="Textbody" style:family="paragraph">
      <style:paragraph-properties fo:text-align="justify"/>
    </style:style>
    <style:style style:name="T41" style:parent-style-name="Domyślnaczcionkaakapitu" style:family="text">
      <style:text-properties fo:font-weight="bold" style:font-weight-asian="bold" style:font-weight-complex="bold"/>
    </style:style>
    <style:style style:name="P42" style:parent-style-name="Textbody" style:family="paragraph">
      <style:paragraph-properties fo:text-align="justify"/>
    </style:style>
    <style:style style:name="T43" style:parent-style-name="Domyślnaczcionkaakapitu" style:family="text">
      <style:text-properties fo:font-weight="bold" style:font-weight-asian="bold" style:font-weight-complex="bold"/>
    </style:style>
    <style:style style:name="T44" style:parent-style-name="Domyślnaczcionkaakapitu" style:family="text">
      <style:text-properties fo:font-weight="bold" style:font-weight-asian="bold" style:font-weight-complex="bold"/>
    </style:style>
    <style:style style:name="T45" style:parent-style-name="Domyślnaczcionkaakapitu" style:family="text">
      <style:text-properties fo:font-weight="bold" style:font-weight-asian="bold" style:font-weight-complex="bold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 fo:text-indent="0.3937in"/>
    </style:style>
    <style:style style:name="P48" style:parent-style-name="Textbody" style:family="paragraph">
      <style:paragraph-properties fo:text-align="justify" fo:text-indent="0.3937in"/>
    </style:style>
    <style:style style:name="P49" style:parent-style-name="Textbody" style:family="paragraph">
      <style:paragraph-properties fo:text-align="justify" fo:text-indent="0.3937in"/>
    </style:style>
    <style:style style:name="P50" style:parent-style-name="Textbody" style:family="paragraph">
      <style:paragraph-properties fo:text-align="justify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P53" style:parent-style-name="Textbody" style:family="paragraph">
      <style:paragraph-properties fo:text-align="justify" fo:text-indent="0.3937in"/>
    </style:style>
    <style:style style:name="P54" style:parent-style-name="Textbody" style:family="paragraph">
      <style:paragraph-properties fo:text-align="justify" fo:text-indent="0.3937in"/>
    </style:style>
    <style:style style:name="P55" style:parent-style-name="Textbody" style:family="paragraph">
      <style:paragraph-properties fo:text-align="justify" fo:text-indent="0.3937in"/>
    </style:style>
    <style:style style:name="P56" style:parent-style-name="Textbody" style:family="paragraph">
      <style:paragraph-properties fo:text-indent="0.3937in"/>
    </style:style>
    <style:style style:name="T57" style:parent-style-name="Domyślnaczcionkaakapitu" style:family="text">
      <style:text-properties fo:font-weight="bold" style:font-weight-asian="bold" style:font-weight-complex="bold"/>
    </style:style>
    <style:style style:name="P58" style:parent-style-name="Textbody" style:family="paragraph">
      <style:paragraph-properties fo:text-indent="0.3937in"/>
    </style:style>
    <style:style style:name="T59" style:parent-style-name="Domyślnaczcionkaakapitu" style:family="text">
      <style:text-properties fo:font-weight="bold" style:font-weight-asian="bold" style:font-weight-complex="bold"/>
    </style:style>
    <style:style style:name="P60" style:parent-style-name="Textbody" style:family="paragraph">
      <style:paragraph-properties fo:text-indent="0.3937in"/>
    </style:style>
    <style:style style:name="T61" style:parent-style-name="Domyślnaczcionkaakapitu" style:family="text">
      <style:text-properties fo:font-weight="bold" style:font-weight-asian="bold" style:font-weight-complex="bold"/>
    </style:style>
    <style:style style:name="P62" style:parent-style-name="Textbody" style:family="paragraph">
      <style:paragraph-properties fo:text-indent="0.3937in"/>
    </style:style>
    <style:style style:name="T63" style:parent-style-name="Domyślnaczcionkaakapitu" style:family="text">
      <style:text-properties fo:font-weight="bold" style:font-weight-asian="bold" style:font-weight-complex="bold"/>
    </style:style>
    <style:style style:name="P64" style:parent-style-name="Textbody" style:family="paragraph">
      <style:paragraph-properties fo:text-align="justify" fo:text-indent="0.3937in"/>
    </style:style>
    <style:style style:name="P65" style:parent-style-name="Textbody" style:family="paragraph">
      <style:paragraph-properties fo:text-align="justify" fo:text-indent="0.3937in"/>
    </style:style>
    <style:style style:name="P66" style:parent-style-name="Textbody" style:family="paragraph">
      <style:paragraph-properties fo:text-align="justify" fo:text-indent="0.3937in"/>
    </style:style>
    <style:style style:name="P67" style:parent-style-name="Textbody" style:family="paragraph">
      <style:paragraph-properties fo:text-align="justify" fo:text-indent="0.3937in"/>
    </style:style>
    <style:style style:name="P68" style:parent-style-name="Textbody" style:family="paragraph">
      <style:paragraph-properties fo:text-indent="0.3937in"/>
    </style:style>
    <style:style style:name="P69" style:parent-style-name="Textbody" style:family="paragraph">
      <style:paragraph-properties fo:text-indent="0.3937in"/>
    </style:style>
    <style:style style:name="P70" style:parent-style-name="Textbody" style:family="paragraph">
      <style:paragraph-properties fo:text-indent="0.3937in"/>
    </style:style>
    <style:style style:name="TableColumn72" style:family="table-column">
      <style:table-column-properties style:column-width="3.1847in" style:use-optimal-column-width="false"/>
    </style:style>
    <style:style style:name="TableColumn73" style:family="table-column">
      <style:table-column-properties style:column-width="0.9444in" style:use-optimal-column-width="false"/>
    </style:style>
    <style:style style:name="TableColumn74" style:family="table-column">
      <style:table-column-properties style:column-width="3.3513in" style:use-optimal-column-width="false"/>
    </style:style>
    <style:style style:name="Table71" style:family="table">
      <style:table-properties style:width="7.4805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77" style:parent-style-name="Domyślnaczcionkaakapitu" style:family="text">
      <style:text-properties fo:font-weight="bold" style:font-weight-asian="bold" style:font-weight-complex="bold"/>
    </style:style>
    <style:style style:name="TableCell78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79" style:parent-style-name="Domyślnaczcionkaakapitu" style:family="text">
      <style:text-properties fo:font-weight="bold" style:font-weight-asian="bold" style:font-weight-complex="bold"/>
    </style:style>
    <style:style style:name="TableCell80" style:family="table-cell">
      <style:table-cell-properties fo:border="0.0069in solid #000000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81" style:parent-style-name="Domyślnaczcionkaakapitu" style:family="text">
      <style:text-properties fo:font-weight="bold" style:font-weight-asian="bold" style:font-weight-complex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" style:parent-style-name="Textbody" style:family="paragraph">
      <style:paragraph-properties fo:text-indent="0.3937in"/>
    </style:style>
  </office:automatic-styles>
  <office:body>
    <office:text text:use-soft-page-breaks="true">
      <text:p text:style-name="P1">1.<text:s/><text:span text:style-name="T3">Julia Ujma</text:span><text:span text:style-name="T4"><text:s/>264485</text:span><text:s/>(kierownik)<text:tab/><text:tab/><text:tab/><text:tab/><text:tab/><text:tab/><text:tab/><text:tab/><text:tab/><text:s text:c="5"/>18.06.2025</text:p>
      <text:p text:style-name="Standard">2.<text:s/><text:span text:style-name="T5">Aleksandra Chrustek</text:span><text:span text:style-name="T6"><text:s/></text:span><text:span text:style-name="T7">263900</text:span><text:tab/><text:tab/><text:tab/><text:tab/><text:tab/><text:tab/><text:tab/><text:tab/><text:tab/>rok 2024/2025</text:p>
      <text:p text:style-name="Standard">3.<text:s/><text:span text:style-name="T8">Gabrysia Czernecka</text:span><text:span text:style-name="T9"><text:s/></text:span><text:span text:style-name="T10">264213</text:span><text:tab/><text:tab/><text:tab/><text:tab/><text:tab/><text:tab/><text:tab/><text:tab/><text:tab/><text:s text:c="3"/>semestr letni</text:p>
      <text:p text:style-name="Standard"/>
      <text:p text:style-name="P11">Modelowanie i Analiza Systemów Informatycznych</text:p>
      <text:p text:style-name="P12">projekt</text:p>
      <text:p text:style-name="P13">cz. II</text:p>
      <text:p text:style-name="P14"/>
      <text:p text:style-name="P15"/>
      <text:p text:style-name="P16">Generowanie zapisu równań</text:p>
      <text:p text:style-name="P17"><text:span text:style-name="T18">matematycznych z modelu EMF</text:span></text:p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Spis treści</text:p>
          <text:p text:style-name="Contents1"><text:a xlink:href="#__RefHeading___Toc1806_1435812966" office:target-frame-name="_top" xlink:show="replace">1. Wprowadzenie<text:tab/>2</text:a></text:p>
          <text:p text:style-name="Contents1"><text:a xlink:href="#__RefHeading___Toc3700_1435812966 kopia 1" office:target-frame-name="_top" xlink:show="replace">2. Zadania projektu<text:tab/>2</text:a></text:p>
          <text:p text:style-name="Contents1"><text:a xlink:href="#__RefHeading___Toc3700_1435812966" office:target-frame-name="_top" xlink:show="replace">3. Użyte metamodele<text:tab/>2</text:a></text:p>
          <text:p text:style-name="Contents2"><text:a xlink:href="#__RefHeading___Toc23586_1435812966" office:target-frame-name="_top" xlink:show="replace">3.1. Metamodel &lt;nazwa_metamodelu1&gt;<text:tab/>2</text:a></text:p>
          <text:p text:style-name="Contents2"><text:a xlink:href="#__RefHeading___Toc23588_1435812966" office:target-frame-name="_top" xlink:show="replace">3.2. Metamodel &lt;nazwa_metamodelu2&gt;<text:tab/>2</text:a></text:p>
          <text:p text:style-name="Contents1"><text:a xlink:href="#__RefHeading___Toc3702_1435812966" office:target-frame-name="_top" xlink:show="replace">4. Użyte języki<text:tab/>3</text:a></text:p>
          <text:p text:style-name="Contents1"><text:a xlink:href="#__RefHeading___Toc3706_1435812966" office:target-frame-name="_top" xlink:show="replace">5. Transformacja M2T<text:tab/>3</text:a></text:p>
          <text:p text:style-name="Contents2"><text:a xlink:href="#__RefHeading___Toc23594_1435812966" office:target-frame-name="_top" xlink:show="replace">5.1. Transformacja &lt;nazwa_transformacji1&gt;<text:tab/>3</text:a></text:p>
          <text:p text:style-name="Contents2"><text:a xlink:href="#__RefHeading___Toc23596_1435812966" office:target-frame-name="_top" xlink:show="replace">5.2. Transformacja &lt;nazwa_transformacji2&gt;<text:tab/>4</text:a></text:p>
          <text:p text:style-name="Contents1"><text:a xlink:href="#__RefHeading___Toc3708_1435812966 kopia 1" office:target-frame-name="_top" xlink:show="replace">6. Modele i pliki wejściowe i wyjściowe<text:tab/>4</text:a></text:p>
          <text:p text:style-name="Contents2"><text:a xlink:href="#__RefHeading___Toc8461_1435812966" office:target-frame-name="_top" xlink:show="replace">6.1. Plik &lt;nazwa_pliku1&gt;<text:tab/>4</text:a></text:p>
          <text:p text:style-name="Contents2"><text:a xlink:href="#__RefHeading___Toc8463_1435812966" office:target-frame-name="_top" xlink:show="replace">6.2. Plik &lt;nazwa_pliku2&gt;<text:tab/>4</text:a></text:p>
          <text:p text:style-name="Contents1"><text:a xlink:href="#__RefHeading___Toc3708_1435812966" office:target-frame-name="_top" xlink:show="replace">7. Podsumowanie wykonania projektu<text:tab/>4</text:a></text:p>
        </text:index-body>
      </text:table-of-content>
      <text:p text:style-name="Standard"/>
      <text:p text:style-name="Standard"/>
      <text:h text:style-name="Nagłówek1" text:outline-level="1"><text:bookmark-start text:name="__RefHeading___Toc1806_1435812966"/>Wprowadzenie<text:bookmark-end text:name="__RefHeading___Toc1806_1435812966"/></text:h>
      <text:p text:style-name="P20">Krótki opis projektu obejmującego opracowanie transformacji M2M i/lub M2T stanowiących razem pewien proces, który ma być realizowany w określonych warunkach (przy określonych założeniach) i z określonym skutkiem (wynikiem procesu wszystkich jego transformacji – cele projektu).</text:p>
      <text:p text:style-name="P21">Krótki opis założeń projektu; danych wejściowych i wyjściowych; narzędzi, rodzajów i sposobów transformacji M2M i/lub M2T…</text:p>
      <text:p text:style-name="P22">Słowny opis i rysunek poglądowy procesu transformacji składających się na cały proces: pokazanie kolejności od danych wejściowych przez ewentualne dane pośrednie do danych wyjściowych i przy pomocy jakich transformacji (M2M, M2T), jakich narzędzi (ATL, Acceleo, inne)… należy je wykonać.</text:p>
      <text:h text:style-name="Nagłówek1" text:outline-level="1"><text:bookmark-start text:name="__RefHeading___Toc3700_1435812966_kopia_"/>Zadania projektu<text:bookmark-end text:name="__RefHeading___Toc3700_1435812966_kopia_"/></text:h>
      <text:p text:style-name="P23">Główne zadania projektu do wykonania, zgodnie z założeniami procesu transformacji (wg rozdz. 1), np.:</text:p>
      <text:list text:style-name="LFO2" text:continue-numbering="true">
        <text:list-item>
          <text:p text:style-name="P24">Zbudowanie metamodelu Ecore<text:s/><text:span text:style-name="T25">MM1</text:span><text:s/>do transformacji<text:s/><text:span text:style-name="T26">T1</text:span>.</text:p>
        </text:list-item>
        <text:list-item>
          <text:p text:style-name="P27">Zbudowanie wejściowego modelu<text:s/><text:span text:style-name="T28">M1</text:span><text:s/>(diagram Stanów UML) do transformacji<text:s/><text:span text:style-name="T29">T1</text:span>.</text:p>
        </text:list-item>
        <text:list-item>
          <text:p text:style-name="P30">Opracowanie algorytmu transformacji<text:s/><text:span text:style-name="T31">T1</text:span><text:s/>typu M2M.</text:p>
        </text:list-item>
        <text:list-item>
          <text:p text:style-name="P32">Implementacja algorytmu transformacji<text:s/><text:span text:style-name="T33">T1</text:span><text:s/>w postaci projektu ATL.</text:p>
        </text:list-item>
        <text:list-item>
          <text:p text:style-name="P34">Wygenerowanie wyjściowego modelu<text:s/><text:span text:style-name="T35">M2</text:span><text:s/>w transformacji<text:s/><text:span text:style-name="T36">T1</text:span><text:s/>na podstawie modelu<text:s/><text:span text:style-name="T37">M1</text:span>.</text:p>
        </text:list-item>
        <text:list-item>
          <text:p text:style-name="P38">Opracowanie algorytmu transformacji<text:s/><text:span text:style-name="T39">T2</text:span><text:s/>typu M2T.</text:p>
        </text:list-item>
        <text:list-item>
          <text:p text:style-name="P40">Implementacja algorytmu transformacji<text:s/><text:span text:style-name="T41">T2</text:span><text:s/>w postaci projektu Acceleo.</text:p>
        </text:list-item>
        <text:list-item>
          <text:p text:style-name="P42">Wygenerowanie wyjściowego pliku<text:s/><text:span text:style-name="T43">P1</text:span><text:s/>w transformacji<text:s/><text:span text:style-name="T44">T2</text:span><text:s/>na podstawie modelu<text:s/><text:span text:style-name="T45">M2</text:span>.</text:p>
        </text:list-item>
      </text:list>
      <text:p text:style-name="P46">(Podane tu nazwy modeli, plików i transformacji są przykładowe).</text:p>
      <text:h text:style-name="Nagłówek1" text:outline-level="1"><text:bookmark-start text:name="__RefHeading___Toc3700_1435812966"/>Użyte metamodele<text:bookmark-end text:name="__RefHeading___Toc3700_1435812966"/></text:h>
      <text:p text:style-name="P47">Wymienienie i opisanie użytych metamodeli dla wejściowych i wyjściowych modeli transformacji.</text:p>
      <text:p text:style-name="P48">W przypadku metamodelu UML: jego wersja, repozytorium (np. http://www.eclipse.org/uml2/5.0.0/ UML), użyte typy diagramów i cel ich zastosowania w projekcie.</text:p>
      <text:p text:style-name="P49">W przypadku innego metamodelu (np. Ecore), zwłaszcza opracowanego w tym projekcie: jego wersja, repozytorium (jeśli istnieje), opis słowny budowy i zastosowania w projekcie oraz diagram.</text:p>
      <text:h text:style-name="Nagłówek2" text:outline-level="2"><text:bookmark-start text:name="__RefHeading___Toc23586_1435812966"/>Metamodel &lt;nazwa_metamodelu1&gt;<text:bookmark-end text:name="__RefHeading___Toc23586_1435812966"/></text:h>
      <text:p text:style-name="P50">Opis i diagram (jeśli to nie UML) metamodelu 1.</text:p>
      <text:h text:style-name="Nagłówek2" text:outline-level="2"><text:bookmark-start text:name="__RefHeading___Toc23588_1435812966"/>Metamodel &lt;nazwa_metamodelu2&gt;<text:bookmark-end text:name="__RefHeading___Toc23588_1435812966"/></text:h>
      <text:p text:style-name="P51">Opis i diagram (jeśli to nie UML) metamodelu 2.</text:p>
      <text:p text:style-name="P52">itd.</text:p>
      <text:h text:style-name="Nagłówek1" text:outline-level="1"><text:bookmark-start text:name="__RefHeading___Toc3702_1435812966"/>Użyte języki<text:bookmark-end text:name="__RefHeading___Toc3702_1435812966"/></text:h>
      <text:p text:style-name="P53">Wymienienie i opisanie języków plików tekstowych użytych w projekcie jako dane wejściowe lub wyjściowe (poza dokumentami XMI/UML z wejściowymi i wyjściowymi modelami transformacji).</text:p>
      <text:p text:style-name="P54">W przypadku znanego języka (np. JAVA): jego nazwa, wersja, opis właściwości/cech i przeznaczenie (ogólne lub w jakiej dziedzinie, jeśli to język dziedzinowy).</text:p>
      <text:p text:style-name="P55">W przypadku języka stworzonego przez autorów projektu: jego nazwa, wersja, opis właściwości/cech, przeznaczenie (ogólne lub w jakiej dziedzinie, jeśli to język dziedzinowy), składnia (np. w notacji EBNF) i przykład zastosowania (np. kodu).</text:p>
      <text:h text:style-name="Nagłówek1" text:outline-level="1"><text:bookmark-start text:name="__RefHeading___Toc3706_1435812966"/>Transformacje M2T<text:bookmark-end text:name="__RefHeading___Toc3706_1435812966"/></text:h>
      <text:h text:style-name="Nagłówek2" text:outline-level="2"><text:bookmark-start text:name="__RefHeading___Toc23594_1435812966"/>Transformacja &lt;nazwa_transformacji1&gt;<text:bookmark-end text:name="__RefHeading___Toc23594_1435812966"/></text:h>
      <text:p text:style-name="P56"><text:span text:style-name="T57">Użyte narzędzia:</text:span><text:s/>… (np. Acceleo)</text:p>
      <text:p text:style-name="P58"><text:span text:style-name="T59">Metamodele wejściowe:</text:span><text:s/>… (tylko ich nazwy wg rozdz. 3)</text:p>
      <text:p text:style-name="P60"><text:span text:style-name="T61">Języki plików wyjściowych:</text:span><text:s/>… (tylko ich nazwy wg rozdz. 4)</text:p>
      <text:p text:style-name="P62"><text:span text:style-name="T63">Warunki wstępne transformacji:</text:span><text:s/>(jeśli istnieją jakieś ograniczenia)</text:p>
      <text:soft-page-break/>
      <text:p text:style-name="P64">Krótki opis celu i algorytmu/przebiegu transformacji oraz algorytm/przebieg transformacji w postaci diagramu czynności lub tekstowego pseudokodu.</text:p>
      <text:p text:style-name="P65">Listingi kodu transformacji (ze wszystkich użytych w niej plików .mtl) z dokumentacją ich wszystkich szablonów i zapytań. Szablon/zapytanie ma komentarz nad sobą, w kilku zdaniach wyjaśniający to, co robi, w jakim celu i w jaki sposób. Przy fragmentach kodu szablonu/zapytania, jeśli są skomplikowane i wymagają wyjaśnienia, można też opisać komentarz z ich wyjaśnieniem.</text:p>
      <text:h text:style-name="Nagłówek2" text:outline-level="2"><text:bookmark-start text:name="__RefHeading___Toc23596_1435812966"/>Transformacja &lt;nazwa_transformacji2&gt;<text:bookmark-end text:name="__RefHeading___Toc23596_1435812966"/></text:h>
      <text:p text:style-name="P66">Taki sam opis kolejnej transformacji M2T</text:p>
      <text:p text:style-name="P67">… i kolejnej, jeśli jest ich więcej. Chodzi o inne transformacje, a nie kolejne zastosowanie tej samej transformacji.</text:p>
      <text:h text:style-name="Nagłówek1" text:outline-level="1"><text:bookmark-start text:name="__RefHeading___Toc3708_1435812966_kopia_"/>Wejściowe i wyjściowe modele i pliki<text:bookmark-end text:name="__RefHeading___Toc3708_1435812966_kopia_"/></text:h>
      <text:p text:style-name="P68">Treść użytych i utworzonych plików XMI/UML (modele wejściowe i wyjściowe transformacji) i tekstowych („kod” wejściowy i wyjściowy transformacji).</text:p>
      <text:p text:style-name="P69">W przypadku plików XMI/UML dodatkowo rysunek (np. zrzut ekranu) z treścią modelu w postaci drzewa (jak w edytorze Eclipse w perspektywie Modeling)</text:p>
      <text:h text:style-name="Nagłówek2" text:outline-level="2"><text:bookmark-start text:name="__RefHeading___Toc8461_1435812966"/>Plik &lt;nazwa_pliku1&gt;<text:bookmark-end text:name="__RefHeading___Toc8461_1435812966"/></text:h>
      <text:p text:style-name="Textbody">Treść pliku…</text:p>
      <text:h text:style-name="Nagłówek2" text:outline-level="2"><text:bookmark-start text:name="__RefHeading___Toc8463_1435812966"/>Plik &lt;nazwa_pliku2&gt;<text:bookmark-end text:name="__RefHeading___Toc8463_1435812966"/></text:h>
      <text:p text:style-name="Textbody">Treść pliku…</text:p>
      <text:p text:style-name="Textbody">itd.</text:p>
      <text:h text:style-name="Nagłówek1" text:outline-level="1"><text:bookmark-start text:name="__RefHeading___Toc3708_1435812966"/>Podsumowanie wykonania projektu<text:bookmark-end text:name="__RefHeading___Toc3708_1435812966"/></text:h>
      <text:p text:style-name="P70">W jakim stopniu wykonano zadania projektu, z jakim skutkiem i w jakiej jakości.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TableContents"><text:span text:style-name="T77">Nr i opis zadania</text:span><text:s/>(jak w rozdz.<text:s/>2)</text:p>
          </table:table-cell>
          <table:table-cell table:style-name="TableCell78">
            <text:p text:style-name="TableContents"><text:span text:style-name="T79">Wykonano<text:s/></text:span>(TAK, NIE, częściowo)</text:p>
          </table:table-cell>
          <table:table-cell table:style-name="TableCell80">
            <text:p text:style-name="TableContents"><text:span text:style-name="T81">Opis<text:s/></text:span>(co wymaga poprawy i dlaczego, czego brakuje, co zasługuje na pochwałę…)</text:p>
          </table:table-cell>
        </table:table-row>
        <table:table-row table:style-name="TableRow82">
          <table:table-cell table:style-name="TableCell83">
            <text:p text:style-name="TableContents"/>
          </table:table-cell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</table:table-row>
        <table:table-row table:style-name="TableRow86"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agłówek5" style:display-name="Nagłówek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font-size="12pt" style:font-size-asian="12pt" style:font-size-complex="12pt" fo:hyphenate="false"/>
    </style:style>
    <style:style style:name="Nagłówek6" style:display-name="Nagłówek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Nagłówek7" style:display-name="Nagłówek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asian="Times New Roman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Nagłówekindeksu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480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list-format-name="NLF2" style:num-format="1">
        <style:list-level-properties text:space-before="0.6854in" text:min-label-width="0.25in" text:list-level-position-and-space-mode="label-alignment">
          <style:list-level-label-alignment text:label-followed-by="listtab" fo:margin-left="0.9354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9354in" text:min-label-width="0.25in" text:list-level-position-and-space-mode="label-alignment">
          <style:list-level-label-alignment text:label-followed-by="listtab" fo:margin-left="1.1854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1854in" text:min-label-width="0.25in" text:list-level-position-and-space-mode="label-alignment">
          <style:list-level-label-alignment text:label-followed-by="listtab" fo:margin-left="1.4354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4354in" text:min-label-width="0.25in" text:list-level-position-and-space-mode="label-alignment">
          <style:list-level-label-alignment text:label-followed-by="listtab" fo:margin-left="1.6854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1.6854in" text:min-label-width="0.25in" text:list-level-position-and-space-mode="label-alignment">
          <style:list-level-label-alignment text:label-followed-by="listtab" fo:margin-left="1.9354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1.9354in" text:min-label-width="0.25in" text:list-level-position-and-space-mode="label-alignment">
          <style:list-level-label-alignment text:label-followed-by="listtab" fo:margin-left="2.1854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2.1854in" text:min-label-width="0.25in" text:list-level-position-and-space-mode="label-alignment">
          <style:list-level-label-alignment text:label-followed-by="listtab" fo:margin-left="2.4354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2.4354in" text:min-label-width="0.25in" text:list-level-position-and-space-mode="label-alignment">
          <style:list-level-label-alignment text:label-followed-by="listtab" fo:margin-left="2.685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2.6854in" text:min-label-width="0.25in" text:list-level-position-and-space-mode="label-alignment">
          <style:list-level-label-alignment text:label-followed-by="listtab" fo:margin-left="2.9354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  <number:num-list-label text:level="2"/>
      <number:text>%1%.%2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79in"/>
      </style:header-style>
      <style:footer-style>
        <style:header-footer-properties style:dynamic-spacing="true" fo:min-height="0.393in"/>
      </style:footer-style>
    </style:page-layout>
    <style:style style:name="P2" style:parent-style-name="Stopka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4</text:page-number><text:s/>/<text:s/><text:page-count>4</text:page-count></text:p>
      </style:footer>
      <style:footer-first>
        <text:p text:style-name="Stopk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Paweł Głuchowski</meta:initial-creator>
    <dc:creator>Aleksandra Chrustek</dc:creator>
    <meta:creation-date>2025-06-18T09:41:00Z</meta:creation-date>
    <dc:date>2025-06-18T09:41:00Z</dc:date>
    <meta:print-date>2024-06-14T18:47:00Z</meta:print-date>
    <meta:template xlink:href="Normal" xlink:type="simple"/>
    <meta:editing-cycles>2</meta:editing-cycles>
    <meta:editing-duration>PT600S</meta:editing-duration>
    <meta:document-statistic meta:page-count="3" meta:paragraph-count="11" meta:word-count="815" meta:character-count="5695" meta:row-count="40" meta:non-whitespace-character-count="4891"/>
  </office:meta>
</office:document-meta>
</file>